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67.46mm" svg:y="3.98mm">
            <draw:object draw:notify-on-update-of-ranges="Sheet1.A1:Sheet1.A1 Sheet1.A2:Sheet1.A21 Sheet1.B1:Sheet1.B1 Sheet1.B2:Sheet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(n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50" calcext:value-type="float">
            <text:p>49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4:16:41.821685296</meta:creation-date>
    <dc:date>2019-08-07T14:31:50.528925749</dc:date>
    <meta:editing-duration>PT4M48S</meta:editing-duration>
    <meta:editing-cycles>1</meta:editing-cycles>
    <meta:document-statistic meta:table-count="1" meta:cell-count="4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249cm" svg:y="0.316cm" chart:style-name="ch2">
          <text:p>Time Complexity</text:p>
        </chart:title>
        <chart:subtitle svg:x="6.923cm" svg:y="1.275cm" chart:style-name="ch3">
          <text:p>Bubble Sort</text:p>
        </chart:subtitle>
        <chart:legend chart:legend-position="end" svg:x="14.019cm" svg:y="4.204cm" style:legend-expansion="high" chart:style-name="ch4"/>
        <chart:plot-area chart:style-name="ch5" table:cell-range-address="Sheet1.A1:Sheet1.B21" chart:data-source-has-labels="row" svg:x="1.33cm" svg:y="2.138cm" svg:width="12.37cm" svg:height="5.707cm">
          <chartooo:coordinate-region svg:x="2.322cm" svg:y="2.337cm" svg:width="11.099cm" svg:height="4.861cm"/>
          <chart:axis chart:dimension="x" chart:name="primary-x" chart:style-name="ch6">
            <chart:title svg:x="7.365cm" svg:y="8.025cm" chart:style-name="ch7">
              <text:p>n</text:p>
            </chart:title>
          </chart:axis>
          <chart:axis chart:dimension="y" chart:name="primary-y" chart:style-name="ch6">
            <chart:title svg:x="0.451cm" svg:y="5.366cm" chart:style-name="ch8">
              <text:p>C(n)</text:p>
            </chart:title>
            <chart:grid chart:style-name="ch9" chart:class="major"/>
          </chart:axis>
          <chart:series chart:style-name="ch10" chart:values-cell-range-address="Sheet1.B2:Sheet1.B21" chart:label-cell-address="Sheet1.B1:Sheet1.B1" chart:class="chart:scatter">
            <chart:domain table:cell-range-address="Sheet1.A2:Sheet1.A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(n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21</svg:desc>
                </draw:g>
              </table:table-cell>
              <table:table-cell office:value-type="float" office:value="10">
                <text:p>10</text:p>
                <draw:g>
                  <svg:desc>Sheet1.B2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4950">
                <text:p>49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